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d390" officeooo:paragraph-rsid="0010d390"/>
    </style:style>
    <style:style style:name="P2" style:family="paragraph" style:parent-style-name="Standard">
      <style:text-properties officeooo:rsid="000e9837" officeooo:paragraph-rsid="000e9837"/>
    </style:style>
    <style:style style:name="P3" style:family="paragraph" style:parent-style-name="Standard">
      <style:text-properties officeooo:rsid="000f311f" officeooo:paragraph-rsid="000f311f"/>
    </style:style>
    <style:style style:name="T1" style:family="text">
      <style:text-properties officeooo:rsid="0010d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2">- Bienvenida al curso</text:p>
      <text:p text:style-name="P2">- Introducción. <text:span text:style-name="T1">Qué es Java y por qué aprenderlo?</text:span></text:p>
      <text:p text:style-name="P2">- <text:span text:style-name="T1">Cómo se ejecuta un programa en Java: JDK, compilación y JVM</text:span></text:p>
      <text:p text:style-name="P2"/>
      <text:p text:style-name="P1">1.- BIENVENIDA AL CURSO</text:p>
      <text:p text:style-name="P2"/>
      <text:p text:style-name="P1">2- INTRODUCCIÓN. QUÉ ES JAVA Y POR QUÉ APRENDERLO?</text:p>
      <text:p text:style-name="P2">Java es un lenguaje de programación compilado, fuertemente tipado y orientado a objetos</text:p>
      <text:p text:style-name="P2">Diseñado para ser portable, concurrente y seguro (write once, run anywhere) Gracias a la Maquina vitrual de Java (JVM)</text:p>
      <text:p text:style-name="P2">Nace en 1991 (primero OAK) Equipo verde de Sun Microsystems (James Gosling)</text:p>
      <text:p text:style-name="P2">Crear un lenguaje orientado a objetos, más simple que C+/C++, pero con una sintaxis similar que fuera sencilla de adaptar.</text:p>
      <text:p text:style-name="P2">Java encontró su sitio con Internet, que crecía rápidamente en los 90.</text:p>
      <text:p text:style-name="P2">En 1995 cambió su nombre a Java. Es por el café que tomaban.</text:p>
      <text:p text:style-name="P2">En 1996 lanzó Java 1.0 Write once, run anywhere</text:p>
      <text:p text:style-name="P2"/>
      <text:p text:style-name="P2">¿Qué puede desarrollar?</text:p>
      <text:p text:style-name="P2">- Desarrollo empresariales</text:p>
      <text:p text:style-name="P2">- Desarrollo Mobile Android</text:p>
      <text:p text:style-name="P2">- Big Data y Ciencia de Datos</text:p>
      <text:p text:style-name="P2">- Sistemas embebidos e IoT</text:p>
      <text:p text:style-name="P2">- Desarrollo de juegos</text:p>
      <text:p text:style-name="P2">- Cloud Computing y DevOps</text:p>
      <text:p text:style-name="P2">- CiberSeguridad</text:p>
      <text:p text:style-name="P2">- Arte Generativo</text:p>
      <text:p text:style-name="P2">- Herramientas de desarrollo</text:p>
      <text:p text:style-name="P2">- Aplicaciones Desktop</text:p>
      <text:p text:style-name="P2"/>
      <text:p text:style-name="P3">Principales features de Java</text:p>
      <text:p text:style-name="P3">- Sintaxis clara y estructurada</text:p>
      <text:p text:style-name="P3">- OOP Programación orientada a Objetos</text:p>
      <text:p text:style-name="P3">- Gran ecosistema de Librerías t rendimiento</text:p>
      <text:p text:style-name="P3">- Soporte para programación funcional (desde Java 8)</text:p>
      <text:p text:style-name="P3">- Actualizaciones frecuentes y backwards compatibility</text:p>
      <text:p text:style-name="P3"/>
      <text:p text:style-name="P1">Por qué Java?</text:p>
      <text:p text:style-name="P1">Aprender Java hoy es una buena inversión porque es:</text:p>
      <text:p text:style-name="P1">- Conocido como uno de los lenguajes de programación más versátiles del mundo</text:p>
      <text:p text:style-name="P1">- Estable y maduro, con más de 25 años de desarrollo</text:p>
      <text:p text:style-name="P1">- Multoplataforma.</text:p>
      <text:p text:style-name="P1">- Ampliamente utilizado en el mercado laboral (especialmente en backend y grandes sistemas)</text:p>
      <text:p text:style-name="P1">- Compatible con herramientas modernas y arquitecturas como microservicios.</text:p>
      <text:p text:style-name="P1"/>
      <text:p text:style-name="P1">3. CÓMO SE EJECUTA UN PROGRAMA EN JAVA_ JDK, COMPILACIÓN Y JVM</text:p>
      <text:p text:style-name="P1">Para que un programa en Java funcione, necesitamos entender 3 conceptos clave: el código fuente, la compilación y la ejecución.</text:p>
      <text:p text:style-name="P1">- Código fuente (.java) es lo que escribimos los desarrolladores</text:p>
      <text:p text:style-name="P1">- Compilador (javac) Transforma ese archivo en bytecode, un formato intermedio que entiende la JVM</text:p>
      <text:p text:style-name="P1">- JVM (Java Virtual Machine) interpreta ese bytecode y lo ejecuta en cualquier sistema operativo</text:p>
      <text:p text:style-name="P3"><text:soft-page-break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2f2f2" style:writing-mode="lr-tb" draw:fill="solid" draw:fill-color="#f2f2f2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2f2f2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21:57:15.254818700</meta:creation-date>
    <dc:date>2025-10-01T08:54:08.471072100</dc:date>
    <meta:editing-duration>PT8H16M31S</meta:editing-duration>
    <meta:editing-cycles>1</meta:editing-cycles>
    <meta:document-statistic meta:table-count="0" meta:image-count="0" meta:object-count="0" meta:page-count="2" meta:paragraph-count="43" meta:word-count="349" meta:character-count="2125" meta:non-whitespace-character-count="1817"/>
    <meta:generator>LibreOffice/25.2.5.2$Windows_X86_64 LibreOffice_project/03d19516eb2e1dd5d4ccd751a0d6f35f35e08022</meta:generator>
  </office:meta>
</office:document-meta>
</file>